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ffff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1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0.296cm"/>
    </style:style>
    <style:style style:name="gr10" style:family="graphic" style:parent-style-name="standard">
      <style:graphic-properties draw:stroke="none" svg:stroke-color="#000000" draw:fill="none" draw:fill-color="#ffffff" fo:min-height="0.7cm"/>
    </style:style>
    <style:style style:name="gr11" style:family="graphic" style:parent-style-name="standard">
      <style:graphic-properties draw:stroke="none" svg:stroke-color="#000000" draw:fill="none" draw:fill-color="#ffffff" fo:min-height="0.8cm"/>
    </style:style>
    <style:style style:name="gr12" style:family="graphic" style:parent-style-name="standard">
      <style:graphic-properties draw:stroke="none" svg:stroke-color="#000000" draw:fill="none" draw:fill-color="#ffffff" fo:min-height="2.461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323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.7cm"/>
    </style:style>
    <style:style style:name="gr18" style:family="graphic" style:parent-style-name="standard">
      <style:graphic-properties draw:stroke="none" svg:stroke-color="#000000" draw:fill="none" draw:fill-color="#ffffff" fo:min-height="0.8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1.1cm"/>
    </style:style>
    <style:style style:name="gr21" style:family="graphic" style:parent-style-name="standard">
      <style:graphic-properties draw:stroke="none" svg:stroke-color="#000000" draw:fill="none" draw:fill-color="#ffffff" fo:min-height="0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cm" svg:height="5cm" svg:x="6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7cm" svg:x="5.1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3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3cm" svg:height="1.25cm" svg:x="1.3cm" svg:y="3.45cm">
          <draw:text-box draw:corner-radius="0.1cm">
            <text:p>csync</text:p>
          </draw:text-box>
        </draw:frame>
        <draw:line draw:style-name="gr5" draw:text-style-name="P1" draw:layer="layout" svg:x1="4.1cm" svg:y1="3.8cm" svg:x2="6.4cm" svg:y2="3.8cm">
          <text:p/>
        </draw:line>
        <draw:polyline draw:style-name="gr5" draw:text-style-name="P1" draw:layer="layout" svg:width="0.706cm" svg:height="0.706cm" draw:transform="rotate (-0.785398163397448) translate (5.1cm 11.3cm)" svg:viewBox="0 0 707 707" draw:points="0,0 707,0 707,707">
          <text:p/>
        </draw:polyline>
        <draw:frame draw:style-name="gr6" draw:layer="layout" svg:width="2.5cm" svg:height="0.962cm" svg:x="7cm" svg:y="3.6cm">
          <draw:text-box>
            <text:p>Trigger</text:p>
          </draw:text-box>
        </draw:frame>
        <draw:polyline draw:style-name="gr5" draw:text-style-name="P1" draw:layer="layout" svg:width="0.706cm" svg:height="0.706cm" draw:transform="rotate (-0.785398163397448) translate (6.5cm 3.3cm)" svg:viewBox="0 0 707 707" draw:points="0,0 707,0 707,707">
          <text:p/>
        </draw:polyline>
        <draw:custom-shape draw:style-name="gr7" draw:text-style-name="P1" draw:layer="layout" svg:width="0.5cm" svg:height="0.5cm" svg:x="4.6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draw:layer="layout" svg:width="4.799cm" svg:height="1.199cm" svg:x="1.8cm" svg:y="1.8cm" svg:viewBox="0 0 4800 1200" draw:points="0,0 800,0 1200,1200 2800,1200 3200,0 4800,0">
          <text:p/>
        </draw:polyline>
        <draw:polyline draw:style-name="gr5" draw:text-style-name="P1" draw:layer="layout" svg:width="7.9cm" svg:height="0.8cm" draw:transform="rotate (-1.58353723033446) translate (4.70052862030409cm 3.91020000986257cm)" svg:viewBox="0 0 7901 801" draw:points="0,801 7901,800 7890,0">
          <text:p/>
        </draw:polyline>
        <draw:g>
          <draw:frame draw:style-name="gr8" draw:layer="layout" svg:width="0.9cm" svg:height="0.962cm" svg:x="14.6cm" svg:y="10.338cm">
            <draw:text-box>
              <text:p>Q</text:p>
            </draw:text-box>
          </draw:frame>
          <draw:custom-shape draw:style-name="gr2" draw:text-style-name="P1" draw:layer="layout" svg:width="2.6cm" svg:height="2.5cm" svg:x="13.1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0.8cm" svg:height="0.962cm" svg:x="13.2cm" svg:y="10.25cm">
            <draw:text-box draw:corner-radius="0.7cm">
              <text:p>S</text:p>
            </draw:text-box>
          </draw:frame>
          <draw:frame draw:style-name="gr8" draw:layer="layout" svg:width="0.9cm" svg:height="0.962cm" svg:x="13.2cm" svg:y="11.7cm">
            <draw:text-box draw:corner-radius="0.9cm">
              <text:p>R</text:p>
            </draw:text-box>
          </draw:frame>
        </draw:g>
        <draw:g>
          <draw:frame draw:style-name="gr10" draw:layer="layout" svg:width="0.9cm" svg:height="0.962cm" svg:x="14.4cm" svg:y="3.138cm">
            <draw:text-box>
              <text:p>Q</text:p>
            </draw:text-box>
          </draw:frame>
          <draw:custom-shape draw:style-name="gr2" draw:text-style-name="P1" draw:layer="layout" svg:width="2.6cm" svg:height="2.5cm" svg:x="12.9cm" svg:y="3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0.8cm" svg:height="1.05cm" svg:x="13cm" svg:y="3.05cm">
            <draw:text-box draw:corner-radius="0.7cm">
              <text:p>S</text:p>
            </draw:text-box>
          </draw:frame>
          <draw:frame draw:style-name="gr10" draw:layer="layout" svg:width="0.9cm" svg:height="0.962cm" svg:x="13cm" svg:y="4.5cm">
            <draw:text-box draw:corner-radius="0.9cm">
              <text:p>R</text:p>
            </draw:text-box>
          </draw:frame>
        </draw:g>
        <draw:frame draw:style-name="gr12" draw:layer="layout" svg:width="4.5cm" svg:height="2.711cm" svg:x="6.7cm" svg:y="5.3cm">
          <draw:text-box>
            <text:p>Pixel Gate</text:p>
            <text:p>One shot (TIM2)</text:p>
          </draw:text-box>
        </draw:frame>
        <draw:frame draw:style-name="gr4" draw:layer="layout" svg:width="1.9cm" svg:height="1.25cm" svg:x="9.9cm" svg:y="3cm">
          <draw:text-box>
            <text:p>start</text:p>
          </draw:text-box>
        </draw:frame>
        <draw:frame draw:style-name="gr11" draw:layer="layout" svg:width="1.9cm" svg:height="1.05cm" svg:x="10cm" svg:y="4.7cm">
          <draw:text-box>
            <text:p>end</text:p>
          </draw:text-box>
        </draw:frame>
        <draw:line draw:style-name="gr5" draw:text-style-name="P1" draw:layer="layout" svg:x1="11.8cm" svg:y1="5cm" svg:x2="12.9cm" svg:y2="5cm">
          <text:p/>
        </draw:line>
        <draw:line draw:style-name="gr5" draw:text-style-name="P1" draw:layer="layout" svg:x1="11.7cm" svg:y1="3.6cm" svg:x2="13cm" svg:y2="3.6cm">
          <text:p/>
        </draw:line>
        <draw:frame draw:style-name="gr10" draw:layer="layout" svg:width="6.7cm" svg:height="0.962cm" svg:x="5.2cm" svg:y="13.038cm">
          <draw:text-box>
            <text:p>Line Counter (TIM3)</text:p>
          </draw:text-box>
        </draw:frame>
        <draw:custom-shape draw:style-name="gr13" draw:text-style-name="P1" draw:layer="layout" svg:width="4.2cm" svg:height="2.4cm" svg:x="7.6cm" svg:y="10.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2.2cm" svg:height="1.673cm" svg:x="7.7cm" svg:y="10.7cm">
          <draw:text-box>
            <text:p>telem</text:p>
            <text:p>lines</text:p>
          </draw:text-box>
        </draw:frame>
        <draw:frame draw:style-name="gr15" draw:layer="layout" svg:width="1.8cm" svg:height="1cm" svg:x="10.1cm" svg:y="10.7cm">
          <draw:text-box>
            <text:p>start</text:p>
          </draw:text-box>
        </draw:frame>
        <draw:frame draw:style-name="gr16" draw:layer="layout" svg:width="1.556cm" svg:height="0.962cm" svg:x="10.244cm" svg:y="11.8cm">
          <draw:text-box>
            <text:p>end</text:p>
          </draw:text-box>
        </draw:frame>
        <draw:g>
          <draw:frame draw:style-name="gr8" draw:layer="layout" svg:width="0.9cm" svg:height="0.962cm" svg:x="14.6cm" svg:y="14.538cm">
            <draw:text-box>
              <text:p>Q</text:p>
            </draw:text-box>
          </draw:frame>
          <draw:custom-shape draw:style-name="gr2" draw:text-style-name="P1" draw:layer="layout" svg:width="2.6cm" svg:height="2.5cm" svg:x="13.1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0.8cm" svg:height="0.962cm" svg:x="13.2cm" svg:y="14.45cm">
            <draw:text-box draw:corner-radius="0.7cm">
              <text:p>S</text:p>
            </draw:text-box>
          </draw:frame>
          <draw:frame draw:style-name="gr8" draw:layer="layout" svg:width="0.9cm" svg:height="0.962cm" svg:x="13.2cm" svg:y="15.9cm">
            <draw:text-box draw:corner-radius="0.9cm">
              <text:p>R</text:p>
            </draw:text-box>
          </draw:frame>
        </draw:g>
        <draw:custom-shape draw:style-name="gr13" draw:text-style-name="P1" draw:layer="layout" svg:width="4.5cm" svg:height="2.3cm" svg:x="7.5cm" svg:y="14.5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1.8cm" svg:height="1cm" svg:x="10.3cm" svg:y="14.6cm">
          <draw:text-box>
            <text:p>start</text:p>
          </draw:text-box>
        </draw:frame>
        <draw:frame draw:style-name="gr16" draw:layer="layout" svg:width="1.556cm" svg:height="0.962cm" svg:x="10.444cm" svg:y="15.638cm">
          <draw:text-box>
            <text:p>end</text:p>
          </draw:text-box>
        </draw:frame>
        <draw:line draw:style-name="gr5" draw:text-style-name="P1" draw:layer="layout" svg:x1="12.3cm" svg:y1="10.9cm" svg:x2="13.1cm" svg:y2="10.9cm">
          <text:p/>
        </draw:line>
        <draw:line draw:style-name="gr5" draw:text-style-name="P1" draw:layer="layout" svg:x1="12.2cm" svg:y1="12.3cm" svg:x2="13.2cm" svg:y2="12.3cm">
          <text:p/>
        </draw:line>
        <draw:line draw:style-name="gr5" draw:text-style-name="P1" draw:layer="layout" svg:x1="12.3cm" svg:y1="14.8cm" svg:x2="13.2cm" svg:y2="14.8cm">
          <text:p/>
        </draw:line>
        <draw:line draw:style-name="gr5" draw:text-style-name="P1" draw:layer="layout" svg:x1="12.2cm" svg:y1="16.3cm" svg:x2="13.3cm" svg:y2="16.3cm">
          <text:p/>
        </draw:line>
        <draw:frame draw:style-name="gr17" draw:layer="layout" svg:width="2.2cm" svg:height="1.95cm" svg:x="8.2cm" svg:y="14.8cm">
          <draw:text-box>
            <text:p>OSD</text:p>
            <text:p>Lines</text:p>
          </draw:text-box>
        </draw:frame>
        <draw:custom-shape draw:style-name="gr13" draw:text-style-name="P1" draw:layer="layout" svg:width="6.4cm" svg:height="1.5cm" svg:x="9.2cm" svg:y="8.3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5.6cm" svg:height="1.1cm" svg:x="9.5cm" svg:y="8.5cm">
          <draw:text-box>
            <text:p>Telem Clk (TIM9)</text:p>
          </draw:text-box>
        </draw:frame>
        <draw:custom-shape draw:style-name="gr19" draw:text-style-name="P1" draw:layer="layout" svg:width="0.7cm" svg:height="2.4cm" svg:x="17.7cm" svg:y="8.5cm">
          <text:p text:style-name="P1">&amp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cm" svg:height="1.9cm" svg:x="17.8cm" svg:y="15.7cm">
          <text:p text:style-name="P1">&amp;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6cm" svg:height="1.5cm" svg:x="9.2cm" svg:y="17.9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5.015cm" svg:height="0.962cm" svg:x="9.4cm" svg:y="18.1cm">
          <draw:text-box>
            <text:p>Pixel Clk (TIM9)</text:p>
          </draw:text-box>
        </draw:frame>
        <draw:polyline draw:style-name="gr5" draw:text-style-name="P1" draw:layer="layout" svg:width="1.999cm" svg:height="0cm" svg:x="15.6cm" svg:y="9.5cm" svg:viewBox="0 0 2000 0" draw:points="0,0 2000,0 1900,0">
          <text:p/>
        </draw:polyline>
        <draw:line draw:style-name="gr5" draw:text-style-name="P1" draw:layer="layout" svg:x1="15.7cm" svg:y1="10.6cm" svg:x2="17.7cm" svg:y2="10.6cm">
          <text:p/>
        </draw:line>
        <draw:polyline draw:style-name="gr5" draw:text-style-name="P1" draw:layer="layout" svg:width="2.299cm" svg:height="12.299cm" svg:x="15.5cm" svg:y="3.6cm" svg:viewBox="0 0 2300 12300" draw:points="0,0 1300,0 1500,12300 2300,12300">
          <text:p/>
        </draw:polyline>
        <draw:custom-shape draw:style-name="gr3" draw:text-style-name="P1" draw:layer="layout" svg:width="0.4cm" svg:height="0.5cm" svg:x="16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9cm" svg:y1="8.8cm" svg:x2="17.7cm" svg:y2="8.8cm">
          <text:p/>
        </draw:line>
        <draw:polyline draw:style-name="gr5" draw:text-style-name="P1" draw:layer="layout" svg:width="1.999cm" svg:height="1.599cm" svg:x="15.8cm" svg:y="15cm" svg:viewBox="0 0 2000 1600" draw:points="0,0 900,0 900,1600 2000,1600">
          <text:p/>
        </draw:polyline>
        <draw:polyline draw:style-name="gr5" draw:text-style-name="P1" draw:layer="layout" svg:width="1.999cm" svg:height="1.399cm" svg:x="15.8cm" svg:y="17.2cm" svg:viewBox="0 0 2000 1400" draw:points="0,1400 1000,1400 1000,0 2000,0">
          <text:p/>
        </draw:polyline>
        <draw:custom-shape draw:style-name="gr19" draw:text-style-name="P1" draw:layer="layout" svg:width="1.2cm" svg:height="2.3cm" svg:x="19.6cm" svg:y="11.9cm">
          <text:p text:style-name="P1">or</text:p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1.099cm" svg:height="2.799cm" svg:x="18.5cm" svg:y="13.8cm" svg:viewBox="0 0 1100 2800" draw:points="0,2800 600,2800 600,0 1100,0">
          <text:p/>
        </draw:polyline>
        <draw:polyline draw:style-name="gr5" draw:text-style-name="P1" draw:layer="layout" svg:width="1.299cm" svg:height="2.799cm" svg:x="18.4cm" svg:y="9.7cm" svg:viewBox="0 0 1300 2800" draw:points="0,0 700,0 700,2800 1300,2800">
          <text:p/>
        </draw:polyline>
        <draw:custom-shape draw:style-name="gr19" draw:text-style-name="P1" draw:layer="layout" svg:width="3.3cm" svg:height="2.7cm" svg:x="22.4cm" svg:y="5.8cm">
          <text:p text:style-name="P1">SPI 1</text:p>
          <text:p text:style-name="P1">(slave)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3cm" svg:height="2.6cm" svg:x="22.5cm" svg:y="8.9cm">
          <text:p text:style-name="P1">SPI2 </text:p>
          <text:p text:style-name="P1">(slave)</text:p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1.599cm" svg:height="5.999cm" svg:x="20.8cm" svg:y="7cm" svg:viewBox="0 0 1600 6000" draw:points="0,6000 1100,6000 1000,0 1600,0">
          <text:p/>
        </draw:polyline>
        <draw:line draw:style-name="gr5" draw:text-style-name="P1" draw:layer="layout" svg:x1="22cm" svg:y1="10cm" svg:x2="22.6cm" svg:y2="10cm">
          <text:p/>
        </draw:line>
        <draw:custom-shape draw:style-name="gr3" draw:text-style-name="P1" draw:layer="layout" svg:width="0.4cm" svg:height="0.5cm" svg:x="21.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3.7cm" svg:height="1.673cm" svg:x="20.9cm" svg:y="13cm">
          <draw:text-box>
            <text:p>pixel clk</text:p>
            <text:p/>
          </draw:text-box>
        </draw:frame>
        <draw:line draw:style-name="gr5" draw:text-style-name="P1" draw:layer="layout" svg:x1="25.7cm" svg:y1="7cm" svg:x2="27.6cm" svg:y2="7cm">
          <text:p/>
        </draw:line>
        <draw:line draw:style-name="gr5" draw:text-style-name="P1" draw:layer="layout" svg:x1="25.9cm" svg:y1="10cm" svg:x2="27.7cm" svg:y2="10cm">
          <text:p/>
        </draw:line>
        <draw:frame draw:style-name="gr16" draw:layer="layout" svg:width="1.311cm" svg:height="0.962cm" svg:x="26.7cm" svg:y="5.9cm">
          <draw:text-box>
            <text:p>D0</text:p>
          </draw:text-box>
        </draw:frame>
        <draw:frame draw:style-name="gr21" draw:layer="layout" svg:width="1.8cm" svg:height="0.962cm" svg:x="26.9cm" svg:y="9.2cm">
          <draw:text-box>
            <text:p>D1</text:p>
          </draw:text-box>
        </draw:frame>
        <draw:frame draw:style-name="gr21" draw:layer="layout" svg:width="15cm" svg:height="0.962cm" svg:x="13.2cm" svg:y="1.338cm">
          <draw:text-box>
            <text:p>Symbolic OSD Timing for quantracker air v2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</meta:initial-creator>
    <meta:creation-date>2016-02-27T15:36:43</meta:creation-date>
    <dc:date>2016-05-14T18:26:59</dc:date>
    <dc:creator>Andy </dc:creator>
    <meta:editing-duration>PT1H7M18S</meta:editing-duration>
    <meta:editing-cycles>23</meta:editing-cycles>
    <meta:generator>LibreOffice/3.5$Linux_x86 LibreOffice_project/350m1$Build-2</meta:generator>
    <meta:document-statistic meta:object-count="71"/>
  </office:meta>
</office:document-meta>
</file>